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73,641,241,44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55,277,223,507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19,024,417,316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00,078,278,118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10,944,937,638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94,167,366,504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58,417,104,163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62,293,871,093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34,654,589,56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07,953,439,208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16,711,549,609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79,161,786,957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54,145,495,309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42,657,069,1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35,571,348,058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27,046,633,802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21,148,475,241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30,816,321,183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32,455,662,080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17,166,318,090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15,999,082,655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14,753,492,201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10,180,666,416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4:24:38.449357389</dc:date>
    <meta:editing-duration>PT3H16M41S</meta:editing-duration>
    <meta:editing-cycles>81</meta:editing-cycles>
    <meta:generator>LibreOffice/7.2.6.2$Linux_X86_64 LibreOffice_project/20$Build-2</meta:generator>
    <meta:document-statistic meta:table-count="1" meta:cell-count="48" meta:object-count="0"/>
  </office:meta>
</office:document-meta>
</file>